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Noto Sans CJK JP" svg:font-family="Noto Sans CJK JP" style:font-family-generic="swiss" style:font-pitch="variable"/>
    <style:font-face style:name="Myanmar Text" svg:font-family="Myanmar Text" style:font-family-generic="swiss" style:font-pitch="variable" svg:panose-1="2 11 5 2 4 2 4 2 2 3"/>
    <style:font-face style:name="Noto Serif Myanmar" svg:font-family="Noto Serif Myanmar" style:font-family-generic="roman" style:font-pitch="variable" svg:panose-1="2 2 7 2 6 5 5 2 2 4"/>
    <style:font-face style:name="Noto Sans Javanese" svg:font-family="Noto Sans Javanese" style:font-family-generic="swiss" style:font-pitch="variable" svg:panose-1="2 11 5 2 4 5 4 2 2 4"/>
    <style:font-face style:name="Batang" svg:font-family="Batang" style:font-family-generic="roman" style:font-pitch="variable" svg:panose-1="2 3 6 0 0 1 1 1 1 1"/>
    <style:font-face style:name="MS Mincho" svg:font-family="MS Mincho" style:font-family-generic="modern" style:font-pitch="fixed" svg:panose-1="2 2 6 9 4 2 5 8 3 4"/>
    <style:font-face style:name="Noto Sans Vai" svg:font-family="Noto Sans Vai" style:font-family-generic="swiss" style:font-pitch="variable" svg:panose-1="2 11 5 2 4 5 4 2 2 4"/>
    <style:font-face style:name="MV Boli" svg:font-family="MV Boli" style:font-family-generic="system" style:font-pitch="variable" svg:panose-1="2 0 5 0 3 2 0 9 0 0"/>
    <style:font-face style:name="Noto Sans Thaana" svg:font-family="Noto Sans Thaana" style:font-family-generic="swiss" style:font-pitch="variable"/>
    <style:font-face style:name="Segoe UI Historic" svg:font-family="Segoe UI Historic" style:font-family-generic="swiss" style:font-pitch="variable" svg:panose-1="2 11 5 2 4 2 4 2 2 3"/>
    <style:font-face style:name="Noto Sans Syriac Western" svg:font-family="Noto Sans Syriac Western" style:font-family-generic="roman" style:font-pitch="variable"/>
    <style:font-face style:name="Noto Sans NKo" svg:font-family="Noto Sans NKo" style:font-family-generic="swiss" style:font-pitch="variable" svg:panose-1="2 11 5 2 4 5 4 2 2 4"/>
    <style:font-face style:name="Noto Sans Gujarati" svg:font-family="Noto Sans Gujarati" style:font-family-generic="swiss" style:font-pitch="variable" svg:panose-1="2 11 5 2 4 5 4 2 2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  <style:style style:name="T3" style:parent-style-name="DefaultParagraphFont" style:family="text">
      <style:text-properties style:font-name="Noto Sans CJK JP" style:font-name-asian="Noto Sans CJK JP" style:font-name-complex="Noto Sans CJK JP"/>
    </style:style>
    <style:style style:name="T4" style:parent-style-name="DefaultParagraphFont" style:family="text">
      <style:text-properties style:font-name="Courier New" style:font-name-complex="Courier New"/>
    </style:style>
    <style:style style:name="T5" style:parent-style-name="DefaultParagraphFont" style:family="text">
      <style:text-properties style:font-name="Courier New" style:font-name-complex="Courier New"/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  <style:style style:name="T8" style:parent-style-name="DefaultParagraphFont" style:family="text">
      <style:text-properties style:font-name="Courier New" style:font-name-complex="Courier New"/>
    </style:style>
    <style:style style:name="T9" style:parent-style-name="DefaultParagraphFont" style:family="text">
      <style:text-properties style:font-name="Myanmar Text" style:font-name-complex="Noto Serif Myanmar" style:script-type="complex" style:language-complex="my" style:country-complex="MM"/>
    </style:style>
    <style:style style:name="T10" style:parent-style-name="DefaultParagraphFont" style:family="text">
      <style:text-properties style:font-name="Courier New" style:font-name-complex="Courier New"/>
    </style:style>
    <style:style style:name="T11" style:parent-style-name="DefaultParagraphFont" style:family="text">
      <style:text-properties style:font-name="Courier New" style:font-name-complex="Courier New"/>
    </style:style>
    <style:style style:name="P12" style:parent-style-name="PlainText" style:family="paragraph">
      <style:paragraph-properties fo:break-before="column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/>
    </style:style>
    <style:style style:name="T15" style:parent-style-name="DefaultParagraphFont" style:family="text">
      <style:text-properties style:font-name="Courier New" style:font-name-complex="Courier New"/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/>
    </style:style>
    <style:style style:name="T19" style:parent-style-name="DefaultParagraphFont" style:family="text">
      <style:text-properties style:font-name="Courier New" style:font-name-complex="Courier New"/>
    </style:style>
    <style:style style:name="T20" style:parent-style-name="DefaultParagraphFont" style:family="text">
      <style:text-properties style:font-name="Courier New" style:font-name-complex="Courier New"/>
    </style:style>
    <style:style style:name="P21" style:parent-style-name="PlainText" style:family="paragraph">
      <style:paragraph-properties fo:break-before="page"/>
    </style:style>
    <style:style style:name="T22" style:parent-style-name="DefaultParagraphFont" style:family="text">
      <style:text-properties style:font-name="Courier New" style:font-name-complex="Courier New"/>
    </style:style>
    <style:style style:name="T23" style:parent-style-name="DefaultParagraphFont" style:family="text">
      <style:text-properties style:font-name="Noto Sans Javanese" style:font-name-complex="Noto Sans Javanese"/>
    </style:style>
    <style:style style:name="P24" style:parent-style-name="PlainText" style:family="paragraph">
      <style:paragraph-properties fo:break-before="page"/>
    </style:style>
    <style:style style:name="T25" style:parent-style-name="DefaultParagraphFont" style:family="text">
      <style:text-properties style:font-name="Courier New" style:font-name-complex="Courier New"/>
    </style:style>
    <style:style style:name="T26" style:parent-style-name="DefaultParagraphFont" style:family="text">
      <style:text-properties style:font-name="Batang" style:font-name-asian="Batang" style:font-name-complex="Batang"/>
    </style:style>
    <style:style style:name="T27" style:parent-style-name="DefaultParagraphFont" style:family="text">
      <style:text-properties style:font-name="Courier New" style:font-name-complex="Courier New"/>
    </style:style>
    <style:style style:name="T28" style:parent-style-name="DefaultParagraphFont" style:family="text">
      <style:text-properties style:font-name="Courier New" style:font-name-complex="Courier New"/>
    </style:style>
    <style:style style:name="T29" style:parent-style-name="DefaultParagraphFont" style:family="text">
      <style:text-properties style:font-name="Courier New" style:font-name-complex="Courier New"/>
    </style:style>
    <style:style style:name="T30" style:parent-style-name="DefaultParagraphFont" style:family="text">
      <style:text-properties style:font-name="MS Mincho" style:font-name-asian="MS Mincho" style:font-name-complex="MS Mincho"/>
    </style:style>
    <style:style style:name="T31" style:parent-style-name="DefaultParagraphFont" style:family="text">
      <style:text-properties style:font-name="Courier New" style:font-name-complex="Courier New"/>
    </style:style>
    <style:style style:name="T32" style:parent-style-name="DefaultParagraphFont" style:family="text">
      <style:text-properties style:font-name="Courier New"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T34" style:parent-style-name="DefaultParagraphFont" style:family="text">
      <style:text-properties style:font-name="Courier New" style:font-name-complex="Courier New"/>
    </style:style>
    <style:style style:name="T35" style:parent-style-name="DefaultParagraphFont" style:family="text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/>
    </style:style>
    <style:style style:name="P37" style:parent-style-name="PlainText" style:family="paragraph">
      <style:paragraph-properties fo:break-before="column"/>
    </style:style>
    <style:style style:name="T38" style:parent-style-name="DefaultParagraphFont" style:family="text">
      <style:text-properties style:font-name="Courier New" style:font-name-complex="Courier New"/>
    </style:style>
    <style:style style:name="T39" style:parent-style-name="DefaultParagraphFont" style:family="text">
      <style:text-properties style:font-name="MS Mincho" style:font-name-asian="MS Mincho" style:font-name-complex="MS Mincho"/>
    </style:style>
    <style:style style:name="T40" style:parent-style-name="DefaultParagraphFont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T42" style:parent-style-name="DefaultParagraphFont" style:family="text">
      <style:text-properties style:font-name="Courier New" style:font-name-complex="Courier New"/>
    </style:style>
    <style:style style:name="T43" style:parent-style-name="DefaultParagraphFont" style:family="text">
      <style:text-properties style:font-name="Courier New" style:font-name-complex="Courier New" style:language-complex="he" style:country-complex="IL"/>
    </style:style>
    <style:style style:name="T44" style:parent-style-name="DefaultParagraphFont" style:family="text">
      <style:text-properties style:font-name="Courier New" style:font-name-complex="Courier New"/>
    </style:style>
    <style:style style:name="T45" style:parent-style-name="DefaultParagraphFont" style:family="text">
      <style:text-properties style:font-name="Noto Sans Vai" style:font-name-complex="Noto Sans Vai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="Noto Sans CJK JP" style:font-name-asian="Noto Sans CJK JP" style:font-name-complex="Noto Sans CJK JP"/>
    </style:style>
    <style:style style:name="T49" style:parent-style-name="DefaultParagraphFont" style:family="text">
      <style:text-properties style:font-name="MV Boli" style:font-name-complex="Noto Sans Thaana" style:language-complex="dv" style:country-complex="MV"/>
    </style:style>
    <style:style style:name="T50" style:parent-style-name="DefaultParagraphFont" style:family="text">
      <style:text-properties style:font-name="Courier New" style:font-name-complex="Noto Sans Thaana" style:language-complex="dv" style:country-complex="MV"/>
    </style:style>
    <style:style style:name="T51" style:parent-style-name="DefaultParagraphFont" style:family="text">
      <style:text-properties style:font-name="Courier New" style:font-name-complex="Courier New"/>
    </style:style>
    <style:style style:name="T52" style:parent-style-name="DefaultParagraphFont" style:family="text">
      <style:text-properties style:font-name="Courier New" style:font-name-complex="Courier New"/>
    </style:style>
    <style:style style:name="T53" style:parent-style-name="DefaultParagraphFont" style:family="text">
      <style:text-properties style:font-name="Batang" style:font-name-asian="Batang" style:font-name-complex="Batang"/>
    </style:style>
    <style:style style:name="T54" style:parent-style-name="DefaultParagraphFont" style:family="text">
      <style:text-properties style:font-name="Courier New" style:font-name-complex="Courier New"/>
    </style:style>
    <style:style style:name="T55" style:parent-style-name="DefaultParagraphFont" style:family="text">
      <style:text-properties style:font-name="Courier New" style:font-name-complex="Courier New"/>
    </style:style>
    <style:style style:name="T56" style:parent-style-name="DefaultParagraphFont" style:family="text">
      <style:text-properties style:font-name="Segoe UI Historic" style:font-name-complex="Noto Sans Syriac Western" style:language-complex="syr" style:country-complex="SY"/>
    </style:style>
    <style:style style:name="T57" style:parent-style-name="DefaultParagraphFont" style:family="text">
      <style:text-properties style:font-name="Courier New" style:font-name-complex="Courier New"/>
    </style:style>
    <style:style style:name="T58" style:parent-style-name="DefaultParagraphFont" style:family="text">
      <style:text-properties style:font-name="Courier New" style:font-name-complex="Courier New"/>
    </style:style>
    <style:style style:name="T59" style:parent-style-name="DefaultParagraphFont" style:family="text">
      <style:text-properties style:font-name="Courier New" style:font-name-complex="Courier New"/>
    </style:style>
    <style:style style:name="T60" style:parent-style-name="DefaultParagraphFont" style:family="text">
      <style:text-properties style:font-name="Noto Sans NKo" style:font-name-complex="Noto Sans NKo" style:language-complex="syr" style:country-complex="SY"/>
    </style:style>
    <style:style style:name="T61" style:parent-style-name="DefaultParagraphFont" style:family="text">
      <style:text-properties style:font-name="Courier New" style:font-name-complex="Courier New"/>
    </style:style>
    <style:style style:name="T62" style:parent-style-name="DefaultParagraphFont" style:family="text">
      <style:text-properties style:font-name="Courier New" style:font-name-complex="Courier New"/>
    </style:style>
    <style:style style:name="T63" style:parent-style-name="DefaultParagraphFont" style:family="text">
      <style:text-properties style:font-name="Courier New" style:font-name-complex="Courier New"/>
    </style:style>
    <style:style style:name="T64" style:parent-style-name="DefaultParagraphFont" style:family="text">
      <style:text-properties style:font-name="Noto Sans CJK JP" style:font-name-asian="Noto Sans CJK JP" style:font-name-complex="Noto Sans CJK JP"/>
    </style:style>
    <style:style style:name="T65" style:parent-style-name="DefaultParagraphFont" style:family="text">
      <style:text-properties style:font-name="Courier New" style:font-name-complex="Courier New"/>
    </style:style>
    <style:style style:name="T66" style:parent-style-name="DefaultParagraphFont" style:family="text">
      <style:text-properties style:font-name="Noto Sans CJK JP" style:font-name-asian="Noto Sans CJK JP" style:font-name-complex="Noto Sans CJK JP"/>
    </style:style>
    <style:style style:name="T67" style:parent-style-name="DefaultParagraphFont" style:family="text">
      <style:text-properties style:font-name="Courier New" style:font-name-complex="Courier New"/>
    </style:style>
    <style:style style:name="P68" style:parent-style-name="PlainText" style:family="paragraph">
      <style:paragraph-properties fo:break-before="page"/>
    </style:style>
    <style:style style:name="T69" style:parent-style-name="DefaultParagraphFont" style:family="text">
      <style:text-properties style:font-name="Courier New" style:font-name-complex="Courier New"/>
    </style:style>
    <style:style style:name="T70" style:parent-style-name="DefaultParagraphFont" style:family="text">
      <style:text-properties style:font-name="MS Mincho" style:font-name-asian="MS Mincho" style:font-name-complex="MS Mincho"/>
    </style:style>
    <style:style style:name="T71" style:parent-style-name="DefaultParagraphFont" style:family="text">
      <style:text-properties style:font-name="Courier New" style:font-name-complex="Courier New"/>
    </style:style>
    <style:style style:name="T72" style:parent-style-name="DefaultParagraphFont" style:family="text">
      <style:text-properties style:font-name="Courier New" style:font-name-complex="Courier New"/>
    </style:style>
    <style:style style:name="T73" style:parent-style-name="DefaultParagraphFont" style:family="text">
      <style:text-properties style:font-name="Courier New" style:font-name-complex="Courier New"/>
    </style:style>
    <style:style style:name="T74" style:parent-style-name="DefaultParagraphFont" style:family="text">
      <style:text-properties style:font-name="Courier New" style:font-name-complex="Courier New"/>
    </style:style>
    <style:style style:name="T75" style:parent-style-name="DefaultParagraphFont" style:family="text">
      <style:text-properties style:font-name="Batang" style:font-name-asian="Batang" style:font-name-complex="Batang"/>
    </style:style>
    <style:style style:name="T76" style:parent-style-name="DefaultParagraphFont" style:family="text">
      <style:text-properties style:font-name="Courier New" style:font-name-complex="Courier New"/>
    </style:style>
    <style:style style:name="T77" style:parent-style-name="DefaultParagraphFont" style:family="text">
      <style:text-properties style:font-name="Courier New" style:font-name-complex="Courier New" style:language-complex="he" style:country-complex="IL"/>
    </style:style>
    <style:style style:name="T78" style:parent-style-name="DefaultParagraphFont" style:family="text">
      <style:text-properties style:font-name="Courier New" style:font-name-complex="Courier New"/>
    </style:style>
    <style:style style:name="T79" style:parent-style-name="DefaultParagraphFont" style:family="text">
      <style:text-properties style:font-name="Courier New" style:font-name-complex="Courier New"/>
    </style:style>
    <style:style style:name="T80" style:parent-style-name="DefaultParagraphFont" style:family="text">
      <style:text-properties style:font-name="Courier New" style:font-name-complex="Courier New"/>
    </style:style>
    <style:style style:name="T81" style:parent-style-name="DefaultParagraphFont" style:family="text">
      <style:text-properties style:font-name="Courier New" style:font-name-complex="Courier New"/>
    </style:style>
    <style:style style:name="T82" style:parent-style-name="DefaultParagraphFont" style:family="text">
      <style:text-properties style:font-name="Courier New" style:font-name-complex="Courier New"/>
    </style:style>
    <style:style style:name="T83" style:parent-style-name="DefaultParagraphFont" style:family="text">
      <style:text-properties style:font-name="Noto Sans Gujarati" style:font-name-complex="Noto Sans Gujarati" style:script-type="complex" style:language-complex="gu" style:country-complex="IN"/>
    </style:style>
    <style:style style:name="T84" style:parent-style-name="DefaultParagraphFont" style:family="text">
      <style:text-properties style:font-name="Courier New" style:font-name-complex="Courier New"/>
    </style:style>
    <style:style style:name="T85" style:parent-style-name="DefaultParagraphFont" style:family="text">
      <style:text-properties style:font-name="Noto Sans CJK JP" style:font-name-asian="Noto Sans CJK JP" style:font-name-complex="Noto Sans CJK JP"/>
    </style:style>
    <style:style style:name="T86" style:parent-style-name="DefaultParagraphFont" style:family="text">
      <style:text-properties style:font-name="Courier New" style:font-name-complex="Courier New"/>
    </style:style>
    <style:style style:name="T87" style:parent-style-name="DefaultParagraphFont" style:family="text">
      <style:text-properties style:font-name="Courier New" style:font-name-complex="Courier New"/>
    </style:style>
    <style:style style:name="P88" style:parent-style-name="PlainText" style:family="paragraph">
      <style:paragraph-properties fo:break-before="column"/>
    </style:style>
    <style:style style:name="T89" style:parent-style-name="DefaultParagraphFont" style:family="text">
      <style:text-properties style:font-name="Courier New" style:font-name-complex="Courier New"/>
    </style:style>
    <style:style style:name="T90" style:parent-style-name="DefaultParagraphFont" style:family="text">
      <style:text-properties style:font-name="MS Mincho" style:font-name-asian="MS Mincho" style:font-name-complex="MS Mincho"/>
    </style:style>
    <style:style style:name="T91" style:parent-style-name="DefaultParagraphFont" style:family="text">
      <style:text-properties style:font-name="Courier New" style:font-name-complex="Courier New"/>
    </style:style>
    <style:style style:name="T92" style:parent-style-name="DefaultParagraphFont" style:family="text">
      <style:text-properties style:font-name="Courier New" style:font-name-complex="Courier New"/>
    </style:style>
    <style:style style:name="T93" style:parent-style-name="DefaultParagraphFont" style:family="text">
      <style:text-properties style:font-name="MS Mincho" style:font-name-asian="MS Mincho" style:font-name-complex="MS Mincho"/>
    </style:style>
    <style:style style:name="P94" style:parent-style-name="PlainText" style:family="paragraph">
      <style:paragraph-properties fo:break-before="column"/>
    </style:style>
    <style:style style:name="T95" style:parent-style-name="DefaultParagraphFont" style:family="text">
      <style:text-properties style:font-name="Courier New" style:font-name-complex="Courier New"/>
    </style:style>
    <style:style style:name="T96" style:parent-style-name="DefaultParagraphFont" style:family="text">
      <style:text-properties style:font-name="Courier New" style:font-name-complex="Courier New"/>
    </style:style>
    <style:style style:name="T97" style:parent-style-name="DefaultParagraphFont" style:family="text">
      <style:text-properties style:font-name="Courier New" style:font-name-complex="Courier New"/>
    </style:style>
    <style:style style:name="T98" style:parent-style-name="DefaultParagraphFont" style:family="text">
      <style:text-properties style:font-name="MS Mincho" style:font-name-asian="MS Mincho" style:font-name-complex="MS Mincho"/>
    </style:style>
    <style:style style:name="T99" style:parent-style-name="DefaultParagraphFont" style:family="text">
      <style:text-properties style:font-name="Courier New" style:font-name-complex="Courier New"/>
    </style:style>
    <style:style style:name="P100" style:parent-style-name="PlainText" style:family="paragraph">
      <style:paragraph-properties fo:break-before="column"/>
    </style:style>
    <style:style style:name="T101" style:parent-style-name="DefaultParagraphFont" style:family="text">
      <style:text-properties style:font-name="Courier New" style:font-name-complex="Courier New"/>
    </style:style>
    <style:style style:name="T102" style:parent-style-name="DefaultParagraphFont" style:family="text">
      <style:text-properties style:font-name="Courier New" style:font-name-complex="Courier New"/>
    </style:style>
    <style:style style:name="T103" style:parent-style-name="DefaultParagraphFont" style:family="text">
      <style:text-properties style:font-name="Noto Sans CJK JP" style:font-name-asian="Noto Sans CJK JP" style:font-name-complex="Noto Sans CJK JP"/>
    </style:style>
    <style:style style:name="T104" style:parent-style-name="DefaultParagraphFont" style:family="text">
      <style:text-properties style:font-name="Courier New" style:font-name-complex="Courier New"/>
    </style:style>
    <style:style style:name="T105" style:parent-style-name="DefaultParagraphFont" style:family="text">
      <style:text-properties style:font-name="Courier New" style:font-name-complex="Courier New"/>
    </style:style>
    <style:style style:name="T106" style:parent-style-name="DefaultParagraphFont" style:family="text">
      <style:text-properties style:font-name="Courier New" style:font-name-complex="Courier New"/>
    </style:style>
    <style:style style:name="T107" style:parent-style-name="DefaultParagraphFont" style:family="text">
      <style:text-properties style:font-name="Batang" style:font-name-asian="Batang" style:font-name-complex="Batang"/>
    </style:style>
    <style:style style:name="T108" style:parent-style-name="DefaultParagraphFont" style:family="text">
      <style:text-properties style:font-name="Courier New" style:font-name-complex="Courier New"/>
    </style:style>
    <style:style style:name="T109" style:parent-style-name="DefaultParagraphFont" style:family="text">
      <style:text-properties style:font-name="Noto Sans CJK JP" style:font-name-asian="Noto Sans CJK JP" style:font-name-complex="Noto Sans CJK JP"/>
    </style:style>
    <style:style style:name="T110" style:parent-style-name="DefaultParagraphFont" style:family="text">
      <style:text-properties style:font-name="Courier New" style:font-name-complex="Courier New"/>
    </style:style>
    <style:style style:name="T111" style:parent-style-name="DefaultParagraphFont" style:family="text">
      <style:text-properties style:font-name="Courier New" style:font-name-complex="Courier New"/>
    </style:style>
    <style:style style:name="T112" style:parent-style-name="DefaultParagraphFont" style:family="text">
      <style:text-properties style:font-name="Courier New" style:font-name-complex="Courier New"/>
    </style:style>
    <style:style style:name="T113" style:parent-style-name="DefaultParagraphFont" style:family="text">
      <style:text-properties style:font-name="Courier New" style:font-name-complex="Courier New"/>
    </style:style>
    <style:style style:name="T114" style:parent-style-name="DefaultParagraphFont" style:family="text">
      <style:text-properties style:font-name="Courier New" style:font-name-complex="Courier New"/>
    </style:style>
    <style:style style:name="T115" style:parent-style-name="DefaultParagraphFont" style:family="text">
      <style:text-properties style:font-name="Courier New" style:font-name-complex="Courier New"/>
    </style:style>
    <style:style style:name="T116" style:parent-style-name="DefaultParagraphFont" style:family="text">
      <style:text-properties style:font-name="Noto Sans CJK JP" style:font-name-asian="Noto Sans CJK JP" style:font-name-complex="Noto Sans CJK JP"/>
    </style:style>
    <style:style style:name="T117" style:parent-style-name="DefaultParagraphFont" style:family="text">
      <style:text-properties style:font-name="Courier New" style:font-name-complex="Courier New"/>
    </style:style>
    <style:style style:name="T118" style:parent-style-name="DefaultParagraphFont" style:family="text">
      <style:text-properties style:font-name="Courier New" style:font-name-complex="Courier New"/>
    </style:style>
    <style:style style:name="T119" style:parent-style-name="DefaultParagraphFont" style:family="text">
      <style:text-properties style:font-name="MS Mincho" style:font-name-asian="MS Mincho" style:font-name-complex="MS Mincho"/>
    </style:style>
    <style:style style:name="T120" style:parent-style-name="DefaultParagraphFont" style:family="text">
      <style:text-properties style:font-name="Courier New" style:font-name-complex="Courier New"/>
    </style:style>
    <style:style style:name="T121" style:parent-style-name="DefaultParagraphFont" style:family="text">
      <style:text-properties style:font-name="Noto Sans NKo" style:font-name-complex="Noto Sans NKo"/>
    </style:style>
    <style:style style:name="T122" style:parent-style-name="DefaultParagraphFont" style:family="text">
      <style:text-properties style:font-name="Courier New" style:font-name-complex="Courier New"/>
    </style:style>
    <style:style style:name="T123" style:parent-style-name="DefaultParagraphFont" style:family="text">
      <style:text-properties style:font-name="Segoe UI Symbol" style:font-name-complex="Segoe UI Symbol"/>
    </style:style>
    <style:style style:name="T124" style:parent-style-name="DefaultParagraphFont" style:family="text">
      <style:text-properties style:font-name="Courier New" style:font-name-complex="Courier New"/>
    </style:style>
    <style:style style:name="T125" style:parent-style-name="DefaultParagraphFont" style:family="text">
      <style:text-properties style:font-name="Noto Sans CJK JP" style:font-name-asian="Noto Sans CJK JP" style:font-name-complex="Noto Sans CJK JP"/>
    </style:style>
    <style:style style:name="T126" style:parent-style-name="DefaultParagraphFont" style:family="text">
      <style:text-properties style:font-name="Courier New" style:font-name-complex="Courier New"/>
    </style:style>
    <style:style style:name="T127" style:parent-style-name="DefaultParagraphFont" style:family="text">
      <style:text-properties style:font-name="MS Mincho" style:font-name-asian="MS Mincho" style:font-name-complex="MS Mincho"/>
    </style:style>
    <style:style style:name="T128" style:parent-style-name="DefaultParagraphFont" style:family="text">
      <style:text-properties style:font-name="Courier New" style:font-name-complex="Courier New"/>
    </style:style>
    <style:style style:name="T129" style:parent-style-name="DefaultParagraphFont" style:family="text">
      <style:text-properties style:font-name="Courier New" style:font-name-complex="Courier New"/>
    </style:style>
    <style:style style:name="T130" style:parent-style-name="DefaultParagraphFont" style:family="text">
      <style:text-properties style:font-name="MS Mincho" style:font-name-asian="MS Mincho" style:font-name-complex="MS Mincho"/>
    </style:style>
    <style:style style:name="T131" style:parent-style-name="DefaultParagraphFont" style:family="text">
      <style:text-properties style:font-name="Courier New" style:font-name-complex="Courier New"/>
    </style:style>
    <style:style style:name="T132" style:parent-style-name="DefaultParagraphFont" style:family="text">
      <style:text-properties style:font-name="Noto Sans CJK JP" style:font-name-asian="Noto Sans CJK JP" style:font-name-complex="Noto Sans CJK JP"/>
    </style:style>
    <style:style style:name="T133" style:parent-style-name="DefaultParagraphFont" style:family="text">
      <style:text-properties style:font-name="Courier New" style:font-name-complex="Courier New"/>
    </style:style>
    <style:style style:name="P134" style:parent-style-name="PlainText" style:family="paragraph">
      <style:paragraph-properties fo:break-before="column"/>
    </style:style>
    <style:style style:name="T135" style:parent-style-name="DefaultParagraphFont" style:family="text">
      <style:text-properties style:font-name="Courier New" style:font-name-complex="Courier New"/>
    </style:style>
    <style:style style:name="T136" style:parent-style-name="DefaultParagraphFont" style:family="text">
      <style:text-properties style:font-name="Courier New" style:font-name-complex="Courier New"/>
    </style:style>
    <style:style style:name="T137" style:parent-style-name="DefaultParagraphFont" style:family="text">
      <style:text-properties style:font-name="MV Boli" style:font-name-complex="Noto Sans Thaana" style:language-complex="dv" style:country-complex="MV"/>
    </style:style>
    <style:style style:name="T138" style:parent-style-name="DefaultParagraphFont" style:family="text">
      <style:text-properties style:font-name="Courier New" style:font-name-complex="Courier New"/>
    </style:style>
    <style:style style:name="T139" style:parent-style-name="DefaultParagraphFont" style:family="text">
      <style:text-properties style:font-name="Courier New" style:font-name-complex="Courier New"/>
    </style:style>
    <style:style style:name="T140" style:parent-style-name="DefaultParagraphFont" style:family="text">
      <style:text-properties style:font-name="Courier New" style:font-name-complex="Courier New"/>
    </style:style>
    <style:style style:name="T141" style:parent-style-name="DefaultParagraphFont" style:family="text">
      <style:text-properties style:font-name="Courier New" style:font-name-complex="Courier New"/>
    </style:style>
    <style:style style:name="T142" style:parent-style-name="DefaultParagraphFont" style:family="text">
      <style:text-properties style:font-name="Courier New" style:font-name-complex="Courier New"/>
    </style:style>
    <style:style style:name="T143" style:parent-style-name="DefaultParagraphFont" style:family="text">
      <style:text-properties style:font-name="Courier New" style:font-name-complex="Courier New"/>
    </style:style>
    <style:style style:name="T144" style:parent-style-name="DefaultParagraphFont" style:family="text">
      <style:text-properties style:font-name="Courier New" style:font-name-complex="Courier New"/>
    </style:style>
    <style:style style:name="T145" style:parent-style-name="DefaultParagraphFont" style:family="text">
      <style:text-properties style:font-name="Noto Sans CJK JP" style:font-name-asian="Noto Sans CJK JP" style:font-name-complex="Noto Sans CJK JP"/>
    </style:style>
    <style:style style:name="T146" style:parent-style-name="DefaultParagraphFont" style:family="text">
      <style:text-properties style:font-name="Courier New" style:font-name-complex="Courier New"/>
    </style:style>
    <style:style style:name="T147" style:parent-style-name="DefaultParagraphFont" style:family="text">
      <style:text-properties style:font-name="Courier New" style:font-name-complex="Courier New"/>
    </style:style>
    <style:style style:name="T148" style:parent-style-name="DefaultParagraphFont" style:family="text">
      <style:text-properties style:font-name="Courier New" style:font-name-complex="Courier New"/>
    </style:style>
    <style:style style:name="P149" style:parent-style-name="PlainText" style:family="paragraph">
      <style:paragraph-properties fo:break-before="column"/>
    </style:style>
    <style:style style:name="T150" style:parent-style-name="DefaultParagraphFont" style:family="text">
      <style:text-properties style:font-name="Courier New" style:font-name-complex="Courier New"/>
    </style:style>
    <style:style style:name="T15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o2PA30</text:span><text:span text:style-name="T3">矫</text:span><text:span text:style-name="T4">2</text:span><text:span text:style-name="T5">؁~@</text:span><text:span text:style-name="T6"><text:page-number style:num-format="1">1</text:page-number></text:span><text:span text:style-name="T7"><text:page-number style:num-format="1">1</text:page-number></text:span><text:span text:style-name="T8">cB</text:span><text:span text:style-name="T9">ဠ</text:span><text:span text:style-name="T10">ݹ</text:span><text:span text:style-name="T11">X<text:s/></text:span></text:p>
      <text:p text:style-name="P12"><text:span text:style-name="T13">m</text:span><text:span text:style-name="T14">ݱ</text:span><text:span text:style-name="T15">ŀf</text:span><text:span text:style-name="T16"><text:page-number style:num-format="1">1</text:page-number></text:span><text:span text:style-name="T17"><text:page-number style:num-format="1">1</text:page-number></text:span><text:span text:style-name="T18"><text:page-number style:num-format="1">1</text:page-number></text:span><text:span text:style-name="T19"><text:page-number style:num-format="1">1</text:page-number></text:span><text:span text:style-name="T20"><text:page-number style:num-format="1">1</text:page-number></text:span></text:p>
      <text:p text:style-name="P21"><text:span text:style-name="T22"><text:line-break/></text:span><text:span text:style-name="T23">ꦬ</text:span></text:p>
      <text:p text:style-name="P24"><text:span text:style-name="T25">lv</text:span><text:span text:style-name="T26">뫒</text:span><text:span text:style-name="T27">4MA</text:span><text:span text:style-name="T28">4Ҁ=񔆶i6</text:span><text:span text:style-name="T29"><text:line-break/>#</text:span><text:span text:style-name="T30">萓</text:span><text:span text:style-name="T31">null</text:span><text:span text:style-name="T32">\KQ</text:span><text:span text:style-name="T33"><text:page-number style:num-format="1">1</text:page-number></text:span><text:span text:style-name="T34">".p</text:span><text:span text:style-name="T35">ъ</text:span><text:span text:style-name="T36"><text:line-break/>1"</text:span></text:p>
      <text:p text:style-name="P37"><text:span text:style-name="T38">B&gt;\#</text:span><text:span text:style-name="T39">昀</text:span><text:span text:style-name="T40"><text:line-break/>:"Ç?5TM</text:span><text:span text:style-name="T41">ﻊ</text:span><text:span text:style-name="T42">Ђ</text:span><text:span text:style-name="T43">ׁ</text:span><text:span text:style-name="T44">k󓯢</text:span><text:span text:style-name="T45">ꔭ</text:span><text:span text:style-name="T46">Sf͂</text:span><text:span text:style-name="T47"><text:page-number style:num-format="1">1</text:page-number></text:span><text:span text:style-name="T48">ￚ</text:span><text:span text:style-name="T49">ޜ</text:span><text:span text:style-name="T50">3</text:span><text:span text:style-name="T51">򩵹kӢ</text:span><text:span text:style-name="T52">X0yպ˞y</text:span><text:span text:style-name="T53">뎷</text:span><text:span text:style-name="T54">-$r/1UZloS]8=˱X&amp;}\UoԚOЪ</text:span><text:span text:style-name="T55">‑</text:span><text:span text:style-name="T56">݃</text:span><text:span text:style-name="T57">2j[C􈟶qm#%I</text:span><text:span text:style-name="T58">/Ʋ</text:span><text:span text:style-name="T59"><text:line-break/></text:span><text:span text:style-name="T60">ߕ</text:span><text:span text:style-name="T61">e6Wuk)</text:span><text:span text:style-name="T62">ڲ</text:span><text:span text:style-name="T63">ʮHġ-Ȋ"η͗</text:span><text:span text:style-name="T64">䔷</text:span><text:span text:style-name="T65">2A</text:span><text:span text:style-name="T66">佦</text:span><text:span text:style-name="T67">/-Ʌ</text:span></text:p>
      <text:p text:style-name="P68"><text:span text:style-name="T69">ϣ</text:span><text:span text:style-name="T70">觝</text:span><text:span text:style-name="T71">‑􁩠TS$,p</text:span><text:span text:style-name="T72">:mUd@bԲ</text:span><text:span text:style-name="T73">؁~</text:span><text:span text:style-name="T74">t8:~HL</text:span><text:span text:style-name="T75">덴</text:span><text:span text:style-name="T76">4!lx</text:span><text:span text:style-name="T77">׀}</text:span><text:span text:style-name="T78">؟~</text:span><text:span text:style-name="T79">PΛV</text:span><text:span text:style-name="T80">ۄݠ</text:span><text:span text:style-name="T81">M</text:span><text:span text:style-name="T82"><text:tab/>/CW</text:span><text:span text:style-name="T83">ઌ</text:span><text:span text:style-name="T84">Q1!K</text:span><text:span text:style-name="T85">䛠</text:span><text:span text:style-name="T86">kʓ?I*з</text:span><text:span text:style-name="T87"><text:tab/>ec/e8</text:span></text:p>
      <text:p text:style-name="P88"><text:span text:style-name="T89">񎣢zj9RE</text:span><text:span text:style-name="T90">蕿</text:span><text:span text:style-name="T91">ڤ</text:span><text:span text:style-name="T92">΄`R(U</text:span><text:span text:style-name="T93">噴</text:span></text:p>
      <text:p text:style-name="P94"><text:span text:style-name="T95">_-͓&lt;"</text:span><text:span text:style-name="T96"><text:tab/>T{</text:span><text:span text:style-name="T97"><text:line-break/>hEq)eĆ1&gt;LE3</text:span><text:span text:style-name="T98">葙</text:span><text:span text:style-name="T99">{eE</text:span></text:p>
      <text:p text:style-name="P100"><text:span text:style-name="T101">nJVϤfT<text:s/></text:span><text:span text:style-name="T102">ǵ@h)񭏳@ȳա_#J%ƻ</text:span><text:span text:style-name="T103">吳</text:span><text:span text:style-name="T104">&lt;_</text:span><text:span text:style-name="T105">޷</text:span><text:span text:style-name="T106">R.</text:span></text:p>
      <text:p text:style-name="PlainText"><text:span text:style-name="T107">랣</text:span><text:span text:style-name="T108">󿌷ѝ^</text:span><text:span text:style-name="T109">縩</text:span><text:span text:style-name="T110">JxԽLԚ 1Ɠ</text:span><text:span text:style-name="T111">𬥴</text:span><text:span text:style-name="T112">F</text:span><text:span text:style-name="T113">괖</text:span><text:span text:style-name="T114">none</text:span><text:span text:style-name="T115">{</text:span><text:span text:style-name="T116">珚</text:span><text:span text:style-name="T117">ʹ𙅥!ʝеU69dô|</text:span><text:span text:style-name="T118"><text:tab/></text:span><text:span text:style-name="T119">糏</text:span><text:span text:style-name="T120">|hW</text:span><text:span text:style-name="T121">ߛ</text:span><text:span text:style-name="T122">w~ԳĠvF9</text:span><text:span text:style-name="T123">Ⱕ</text:span><text:span text:style-name="T124">-R</text:span><text:span text:style-name="T125">䃢</text:span><text:span text:style-name="T126">&lt;Ҷh</text:span><text:span text:style-name="T127">鮾</text:span><text:span text:style-name="T128">Af</text:span><text:span text:style-name="T129">ﭽ</text:span><text:span text:style-name="T130">怇</text:span><text:span text:style-name="T131">І</text:span><text:span text:style-name="T132">㦖</text:span><text:span text:style-name="T133">yW</text:span></text:p>
      <text:p text:style-name="P134"><text:span text:style-name="T135">٧</text:span><text:span text:style-name="T136">V2x`\򸉓</text:span><text:span text:style-name="T137">ަ</text:span><text:span text:style-name="T138"><text:tab/></text:span><text:span text:style-name="T139">۰6޹</text:span><text:span text:style-name="T140">|@k&gt;j</text:span><text:span text:style-name="T141"><text:page-number style:num-format="1">1</text:page-number></text:span><text:span text:style-name="T142">E</text:span><text:span text:style-name="T143">ڀ</text:span><text:span text:style-name="T144">IGϸ,0</text:span><text:span text:style-name="T145">蝬</text:span><text:span text:style-name="T146">ࢌ,5ڏ</text:span><text:span text:style-name="T147">uK6M</text:span><text:span text:style-name="T148"><text:line-break/></text:span></text:p>
      <text:p text:style-name="P149"><text:span text:style-name="T150">d</text:span><text:span text:style-name="T151"><text:line-break/>&l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Noto Sans CJK JP" svg:font-family="Noto Sans CJK JP" style:font-family-generic="swiss" style:font-pitch="variable"/>
    <style:font-face style:name="Myanmar Text" svg:font-family="Myanmar Text" style:font-family-generic="swiss" style:font-pitch="variable" svg:panose-1="2 11 5 2 4 2 4 2 2 3"/>
    <style:font-face style:name="Noto Serif Myanmar" svg:font-family="Noto Serif Myanmar" style:font-family-generic="roman" style:font-pitch="variable" svg:panose-1="2 2 7 2 6 5 5 2 2 4"/>
    <style:font-face style:name="Noto Sans Javanese" svg:font-family="Noto Sans Javanese" style:font-family-generic="swiss" style:font-pitch="variable" svg:panose-1="2 11 5 2 4 5 4 2 2 4"/>
    <style:font-face style:name="Batang" svg:font-family="Batang" style:font-family-generic="roman" style:font-pitch="variable" svg:panose-1="2 3 6 0 0 1 1 1 1 1"/>
    <style:font-face style:name="MS Mincho" svg:font-family="MS Mincho" style:font-family-generic="modern" style:font-pitch="fixed" svg:panose-1="2 2 6 9 4 2 5 8 3 4"/>
    <style:font-face style:name="Noto Sans Vai" svg:font-family="Noto Sans Vai" style:font-family-generic="swiss" style:font-pitch="variable" svg:panose-1="2 11 5 2 4 5 4 2 2 4"/>
    <style:font-face style:name="MV Boli" svg:font-family="MV Boli" style:font-family-generic="system" style:font-pitch="variable" svg:panose-1="2 0 5 0 3 2 0 9 0 0"/>
    <style:font-face style:name="Noto Sans Thaana" svg:font-family="Noto Sans Thaana" style:font-family-generic="swiss" style:font-pitch="variable"/>
    <style:font-face style:name="Segoe UI Historic" svg:font-family="Segoe UI Historic" style:font-family-generic="swiss" style:font-pitch="variable" svg:panose-1="2 11 5 2 4 2 4 2 2 3"/>
    <style:font-face style:name="Noto Sans Syriac Western" svg:font-family="Noto Sans Syriac Western" style:font-family-generic="roman" style:font-pitch="variable"/>
    <style:font-face style:name="Noto Sans NKo" svg:font-family="Noto Sans NKo" style:font-family-generic="swiss" style:font-pitch="variable" svg:panose-1="2 11 5 2 4 5 4 2 2 4"/>
    <style:font-face style:name="Noto Sans Gujarati" svg:font-family="Noto Sans Gujarati" style:font-family-generic="swiss" style:font-pitch="variable" svg:panose-1="2 11 5 2 4 5 4 2 2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Watene Hetaraka</dc:creator>
    <meta:creation-date>2023-01-28T05:36:00Z</meta:creation-date>
    <dc:date>2023-01-28T05:36:00Z</dc:date>
    <meta:template xlink:href="Normal.dotm" xlink:type="simple"/>
    <meta:editing-cycles>2</meta:editing-cycles>
    <meta:editing-duration>PT0S</meta:editing-duration>
    <meta:document-statistic meta:page-count="1" meta:paragraph-count="1" meta:word-count="62" meta:character-count="419" meta:row-count="2" meta:non-whitespace-character-count="358"/>
  </office:meta>
</office:document-meta>
</file>